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ee6ef" draw:textarea-horizontal-align="justify" draw:textarea-vertical-align="middle" draw:auto-grow-height="false" fo:min-height="6.694cm" fo:min-width="5.7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97cm"/>
    </style:style>
    <style:style style:name="gr5" style:family="graphic" style:parent-style-name="objectwithoutfill">
      <style:graphic-properties svg:stroke-color="#1c1c1c" draw:marker-end="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58cm"/>
    </style:style>
    <style:style style:name="gr7" style:family="graphic" style:parent-style-name="standard">
      <style:graphic-properties draw:stroke="solid" svg:stroke-color="#bf0041" draw:fill="solid" draw:fill-color="#ffd7d7" draw:textarea-horizontal-align="left" draw:auto-grow-height="true" draw:auto-grow-width="true" fo:min-height="0.357cm" fo:min-width="1.534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3cm"/>
    </style:style>
    <style:style style:name="gr10" style:family="graphic" style:parent-style-name="objectwithoutfill">
      <style:graphic-properties svg:stroke-color="#1c1c1c" draw:fill="solid" draw:textarea-vertical-align="middle"/>
    </style:style>
    <style:style style:name="gr11" style:family="graphic" style:parent-style-name="objectwithoutfill">
      <style:graphic-properties svg:stroke-width="0cm" svg:stroke-color="#1c1c1c" draw:marker-start-width="0.203cm" draw:marker-end="" draw:marker-end-width="0.305cm" draw:fill="solid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333333" draw:marker-end="Arrow" draw:fill-color="#dee6ef" draw:textarea-horizontal-align="justify" draw:textarea-vertical-align="middle" draw:auto-grow-height="false" fo:min-height="8.894cm" fo:min-width="7.8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0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0.357cm" fo:min-width="0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79cm"/>
    </style:style>
    <style:style style:name="gr22" style:family="graphic" style:parent-style-name="standard">
      <style:graphic-properties svg:stroke-color="#333333" draw:marker-end="Arrow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4" style:family="graphic" style:parent-style-name="objectwithoutfill">
      <style:graphic-properties svg:stroke-color="#333333" draw:marker-end="Arrow" draw:marker-end-width="0.203cm" draw:fill="solid" draw:textarea-vertical-align="middle"/>
    </style:style>
    <style:style style:name="gr25" style:family="graphic" style:parent-style-name="standard">
      <style:graphic-properties svg:stroke-color="#333333" draw:marker-end="Arrow" draw:fill-color="#dee6ef" draw:textarea-horizontal-align="justify" draw:textarea-vertical-align="top" draw:auto-grow-height="false" fo:min-height="3.814cm" fo:min-width="2.929cm"/>
    </style:style>
    <style:style style:name="gr26" style:family="graphic" style:parent-style-name="standard">
      <style:graphic-properties svg:stroke-color="#333333" draw:marker-end="Arrow" draw:fill-color="#dee6ef" draw:textarea-horizontal-align="justify" draw:textarea-vertical-align="top" draw:auto-grow-height="false" fo:min-height="3.814cm" fo:min-width="5.723cm"/>
    </style:style>
    <style:style style:name="gr27" style:family="graphic" style:parent-style-name="objectwithoutfill">
      <style:graphic-properties svg:stroke-width="0cm" svg:stroke-color="#1c1c1c" draw:marker-start="Arrow" draw:marker-start-width="0.305cm" draw:marker-end="" draw:marker-end-width="0.305cm" draw:fill="solid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1cm"/>
    </style:style>
    <style:style style:name="gr29" style:family="graphic" style:parent-style-name="objectwithoutfill">
      <style:graphic-properties svg:stroke-width="0cm" svg:stroke-color="#1c1c1c" draw:marker-start="" draw:marker-start-width="0.203cm" draw:marker-end="Arrow" draw:marker-end-width="0.305cm" draw:fill="solid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9cm"/>
    </style:style>
    <style:style style:name="gr31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0.357cm" fo:min-width="0.645cm" draw:shadow-offset-x="0.203cm" draw:shadow-offset-y="0.203cm"/>
    </style:style>
    <style:style style:name="gr32" style:family="graphic" style:parent-style-name="standard">
      <style:graphic-properties svg:stroke-color="#333333" draw:fill-color="#dee6ef" draw:textarea-horizontal-align="justify" draw:textarea-vertical-align="middle" draw:auto-grow-height="false" fo:min-height="0.893cm" fo:min-width="0.516cm"/>
    </style:style>
    <style:style style:name="gr33" style:family="graphic" style:parent-style-name="standard">
      <style:graphic-properties draw:stroke="solid" svg:stroke-color="#bf0041" draw:fill="solid" draw:fill-color="#ffd7d7" draw:textarea-horizontal-align="center" draw:textarea-vertical-align="middle" draw:auto-grow-height="true" draw:auto-grow-width="true" fo:min-height="0.239cm" fo:min-width="0.262cm" draw:shadow-offset-x="0.203cm" draw:shadow-offset-y="0.203cm"/>
    </style:style>
    <style:style style:name="gr34" style:family="graphic" style:parent-style-name="standard">
      <style:graphic-properties draw:stroke="solid" svg:stroke-color="#bf0041" draw:fill="solid" draw:fill-color="#ffd7d7" draw:textarea-horizontal-align="left" draw:auto-grow-height="true" draw:auto-grow-width="true" fo:min-height="0.19cm" fo:min-width="0.239cm" draw:shadow-offset-x="0.203cm" draw:shadow-offset-y="0.203cm"/>
    </style:style>
    <style:style style:name="gr35" style:family="graphic" style:parent-style-name="objectwithoutfill">
      <style:graphic-properties draw:stroke="dash" draw:stroke-dash="Dashed_20__28_var_29_" svg:stroke-width="0.051cm" svg:stroke-color="#3465a4" draw:marker-start-width="0.279cm" draw:marker-end="" draw:marker-end-width="0.381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svg:stroke-width="0cm" svg:stroke-color="#000000" draw:marker-start="" draw:marker-start-width="0.203cm" draw:marker-end="" draw:marker-end-width="0.152cm" draw:fill="solid" draw:fill-color="#edfff6" draw:textarea-horizontal-align="justify" draw:textarea-vertical-align="top" draw:auto-grow-height="false" fo:min-height="3.052cm" fo:min-width="5.088cm"/>
    </style:style>
    <style:style style:name="gr37" style:family="graphic" style:parent-style-name="standard">
      <style:graphic-properties svg:stroke-color="#000000" draw:marker-end="Symmetric_20_Arrow" draw:marker-end-width="0.152cm" draw:fill-color="#f0ffff" draw:textarea-horizontal-align="justify" draw:textarea-vertical-align="top" draw:auto-grow-height="false" fo:min-height="1.147cm" fo:min-width="12.073cm"/>
    </style:style>
    <style:style style:name="gr38" style:family="graphic" style:parent-style-name="standard">
      <style:graphic-properties svg:stroke-color="#333333" draw:fill-color="#dee6ef" draw:textarea-horizontal-align="justify" draw:textarea-vertical-align="middle" draw:auto-grow-height="false" fo:min-height="3.941cm" fo:min-width="8.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27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9cm"/>
    </style:style>
    <style:style style:name="gr42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1.782cm" fo:min-width="0.062cm" draw:shadow-offset-x="0.203cm" draw:shadow-offset-y="0.203cm"/>
    </style:style>
    <style:style style:name="gr43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1.782cm" fo:min-width="0.063cm" draw:shadow-offset-x="0.203cm" draw:shadow-offset-y="0.203cm"/>
    </style:style>
    <style:style style:name="gr44" style:family="graphic" style:parent-style-name="objectwithoutfill">
      <style:graphic-properties draw:marker-end="Arrow" draw:marker-end-width="0.3cm" draw:fill="solid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85cm" fo:min-width="1.272cm"/>
    </style:style>
    <style:style style:name="gr46" style:family="graphic" style:parent-style-name="standard">
      <style:graphic-properties svg:stroke-color="#333333" draw:fill-color="#87cefa" draw:textarea-horizontal-align="justify" draw:textarea-vertical-align="top" draw:auto-grow-height="false" fo:min-height="1.147cm" fo:min-width="2.675cm"/>
    </style:style>
    <style:style style:name="gr47" style:family="graphic" style:parent-style-name="standard">
      <style:graphic-properties svg:stroke-color="#333333" draw:fill-color="#87cefa" draw:textarea-horizontal-align="justify" draw:textarea-vertical-align="middle" draw:auto-grow-height="false" fo:min-height="0.766cm" fo:min-width="2.675cm"/>
    </style:style>
    <style:style style:name="gr48" style:family="graphic" style:parent-style-name="standard">
      <style:graphic-properties svg:stroke-color="#333333" draw:fill-color="#ee82ee" draw:textarea-horizontal-align="justify" draw:textarea-vertical-align="middle" draw:auto-grow-height="false" fo:min-height="0.766cm" fo:min-width="1.913cm"/>
    </style:style>
    <style:style style:name="gr49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1.913cm"/>
    </style:style>
    <style:style style:name="gr50" style:family="graphic" style:parent-style-name="standard">
      <style:graphic-properties svg:stroke-color="#333333" draw:fill-color="#87cefa" draw:textarea-horizontal-align="justify" draw:textarea-vertical-align="middle" draw:auto-grow-height="false" fo:min-height="0.793cm" fo:min-width="1.913cm"/>
    </style:style>
    <style:style style:name="gr51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3.564cm"/>
    </style:style>
    <style:style style:name="gr52" style:family="graphic" style:parent-style-name="standard">
      <style:graphic-properties svg:stroke-color="#333333" draw:fill-color="#87cefa" draw:textarea-horizontal-align="justify" draw:textarea-vertical-align="middle" draw:auto-grow-height="false" fo:min-height="0.793cm" fo:min-width="1.532cm"/>
    </style:style>
    <style:style style:name="gr53" style:family="graphic" style:parent-style-name="standard">
      <style:graphic-properties svg:stroke-color="#333333" draw:fill-color="#87cefa" draw:textarea-horizontal-align="justify" draw:textarea-vertical-align="middle" draw:auto-grow-height="false" fo:min-height="0.793cm" fo:min-width="1.278cm"/>
    </style:style>
    <style:style style:name="gr54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1.278cm"/>
    </style:style>
    <style:style style:name="gr55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2.607cm"/>
    </style:style>
    <style:style style:name="gr56" style:family="graphic" style:parent-style-name="standard">
      <style:graphic-properties svg:stroke-color="#333333" draw:fill-color="#87cefa" draw:textarea-horizontal-align="justify" draw:textarea-vertical-align="top" draw:auto-grow-height="false" fo:min-height="1.528cm" fo:min-width="2.607cm"/>
    </style:style>
    <style:style style:name="gr57" style:family="graphic" style:parent-style-name="standard">
      <style:graphic-properties svg:stroke-color="#333333" draw:fill-color="#b0e0e6" draw:textarea-horizontal-align="justify" draw:textarea-vertical-align="middle" draw:auto-grow-height="false" fo:min-height="0.385cm" fo:min-width="0.897cm"/>
    </style:style>
    <style:style style:name="gr58" style:family="graphic" style:parent-style-name="objectwithoutfill">
      <style:graphic-properties svg:stroke-width="0cm" svg:stroke-color="#b22222" draw:marker-start-width="0.203cm" draw:marker-end="Arrow" draw:marker-end-width="0.152cm" draw:fill="solid" draw:textarea-vertical-align="middle"/>
    </style:style>
    <style:style style:name="gr59" style:family="graphic" style:parent-style-name="objectwithoutfill">
      <style:graphic-properties svg:stroke-width="0cm" svg:stroke-color="#b22222" draw:marker-start="" draw:marker-start-width="0.203cm" draw:marker-end="Arrow" draw:marker-end-width="0.152cm" draw:fill="solid" draw:textarea-vertical-align="middle"/>
    </style:style>
    <style:style style:name="gr60" style:family="graphic" style:parent-style-name="standard">
      <style:graphic-properties svg:stroke-color="#333333" draw:fill="solid" draw:fill-color="#00ff7f" draw:textarea-horizontal-align="justify" draw:textarea-vertical-align="middle" draw:auto-grow-height="false" fo:min-height="0.766cm" fo:min-width="1.913cm"/>
    </style:style>
    <style:style style:name="gr61" style:family="graphic" style:parent-style-name="standard">
      <style:graphic-properties svg:stroke-color="#333333" draw:fill-color="#00ff7f" draw:textarea-horizontal-align="justify" draw:textarea-vertical-align="middle" draw:auto-grow-height="false" fo:min-height="0.766cm" fo:min-width="1.786cm"/>
    </style:style>
    <style:style style:name="gr62" style:family="graphic" style:parent-style-name="objectwithoutfill">
      <style:graphic-properties svg:stroke-width="0.051cm" svg:stroke-color="#000000" draw:marker-start="Arrow" draw:marker-start-width="0.178cm" draw:marker-end="Arrow" draw:marker-end-width="0.178cm" draw:fill="solid" draw:textarea-vertical-align="bottom" fo:padding-top="0.151cm" fo:padding-bottom="0.151cm" fo:padding-left="0.276cm" fo:padding-right="0.276cm"/>
    </style:style>
    <style:style style:name="gr63" style:family="graphic" style:parent-style-name="objectwithoutfill">
      <style:graphic-properties svg:stroke-width="0cm" svg:stroke-color="#696969" draw:marker-start="" draw:marker-start-width="0.203cm" draw:marker-end="Arrow" draw:marker-end-width="0.152cm" draw:fill="solid" draw:textarea-vertical-align="middle"/>
    </style:style>
    <style:style style:name="gr64" style:family="graphic" style:parent-style-name="standard">
      <style:graphic-properties draw:stroke="none" svg:stroke-width="0cm" svg:stroke-color="#000000" draw:marker-start="" draw:marker-start-width="0.203cm" draw:marker-end="Symmetric_20_Arrow" draw:marker-end-width="0.152cm" draw:fill="none" draw:fill-color="#ffffff" draw:textarea-horizontal-align="center" draw:textarea-vertical-align="middle" draw:auto-grow-height="true" draw:auto-grow-width="true" fo:min-height="0cm" fo:min-width="0cm"/>
    </style:style>
    <style:style style:name="gr65" style:family="graphic" style:parent-style-name="standard">
      <style:graphic-properties draw:stroke="none" svg:stroke-width="0cm" svg:stroke-color="#696969" draw:marker-start="" draw:marker-start-width="0.203cm" draw:marker-end="Symmetric_20_Arrow" draw:marker-end-width="0.152cm" draw:fill="none" draw:fill-color="#a9a9a9" draw:textarea-horizontal-align="center" draw:textarea-vertical-align="middle" draw:auto-grow-height="true" draw:auto-grow-width="true" fo:min-height="0cm" fo:min-width="0cm"/>
    </style:style>
    <style:style style:name="gr66" style:family="graphic" style:parent-style-name="objectwithoutfill">
      <style:graphic-properties svg:stroke-width="0cm" svg:stroke-color="#ff1493" draw:marker-start="" draw:marker-start-width="0.203cm" draw:marker-end="" draw:marker-end-width="0.152cm" draw:fill="solid" draw:textarea-vertical-align="middle"/>
    </style:style>
    <style:style style:name="gr67" style:family="graphic" style:parent-style-name="objectwithoutfill">
      <style:graphic-properties svg:stroke-width="0cm" svg:stroke-color="#ff1493" draw:marker-start="" draw:marker-start-width="0.203cm" draw:marker-end="Symmetric_20_Arrow" draw:marker-end-width="0.152cm" draw:fill="solid" draw:textarea-vertical-align="middle"/>
    </style:style>
    <style:style style:name="gr68" style:family="graphic" style:parent-style-name="objectwithoutfill">
      <style:graphic-properties svg:stroke-width="0cm" svg:stroke-color="#b22222" draw:marker-start="" draw:marker-start-width="0.203cm" draw:marker-end="Symmetric_20_Arrow" draw:marker-end-width="0.152cm" draw:fill="solid" draw:textarea-vertical-align="middle"/>
    </style:style>
    <style:style style:name="gr69" style:family="graphic" style:parent-style-name="objectwithoutfill">
      <style:graphic-properties svg:stroke-width="0cm" svg:stroke-color="#696969" draw:marker-start="" draw:marker-start-width="0.203cm" draw:marker-end="Symmetric_20_Arrow" draw:marker-end-width="0.152cm" draw:fill="solid" draw:textarea-vertical-align="middle"/>
    </style:style>
    <style:style style:name="gr70" style:family="graphic" style:parent-style-name="objectwithoutfill">
      <style:graphic-properties svg:stroke-width="0cm" svg:stroke-color="#008000" draw:marker-start="" draw:marker-start-width="0.203cm" draw:marker-end="" draw:marker-end-width="0.152cm" draw:fill="solid" draw:textarea-vertical-align="middle"/>
    </style:style>
    <style:style style:name="gr71" style:family="graphic" style:parent-style-name="objectwithoutfill">
      <style:graphic-properties svg:stroke-width="0cm" svg:stroke-color="#008000" draw:marker-start="" draw:marker-start-width="0.203cm" draw:marker-end="Symmetric_20_Arrow" draw:marker-end-width="0.152cm" draw:fill="solid" draw:textarea-vertical-align="middle"/>
    </style:style>
    <style:style style:name="gr72" style:family="graphic" style:parent-style-name="standard">
      <style:graphic-properties draw:stroke="none" svg:stroke-width="0cm" svg:stroke-color="#000000" draw:marker-start="" draw:marker-start-width="0.203cm" draw:marker-end="" draw:marker-end-width="0.152cm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>
      <style:graphic-properties svg:stroke-color="#333333" draw:fill-color="#20b2aa" draw:textarea-horizontal-align="justify" draw:textarea-vertical-align="middle" draw:auto-grow-height="false" fo:min-height="0.512cm" fo:min-width="1.786cm"/>
    </style:style>
    <style:style style:name="gr74" style:family="graphic" style:parent-style-name="objectwithoutfill">
      <style:graphic-properties svg:stroke-width="0cm" svg:stroke-color="#000000" draw:marker-start="" draw:marker-start-width="0.203cm" draw:marker-end="Arrow" draw:marker-end-width="0.152cm" draw:fill="solid" draw:textarea-vertical-align="middle"/>
    </style:style>
    <style:style style:name="gr75" style:family="graphic" style:parent-style-name="objectwithoutfill">
      <style:graphic-properties svg:stroke-width="0cm" svg:stroke-color="#000000" draw:marker-start="" draw:marker-start-width="0.203cm" draw:marker-end="" draw:marker-end-width="0.152cm" draw:fill="solid" draw:textarea-vertical-align="middle"/>
    </style:style>
    <style:style style:name="gr76" style:family="graphic" style:parent-style-name="objectwithoutfill">
      <style:graphic-properties svg:stroke-width="0cm" svg:stroke-color="#000000" draw:marker-start="Arrow" draw:marker-start-width="0.152cm" draw:marker-end="" draw:marker-end-width="0.152cm" draw:fill="solid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d7d7"/>
      <style:text-properties fo:font-size="9pt" style:font-size-asian="18pt" style:font-size-complex="18pt"/>
    </style:style>
    <style:style style:name="P5" style:family="paragraph">
      <loext:graphic-properties draw:fill="solid" draw:fill-color="#729fcf"/>
      <style:text-properties fo:font-size="9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8" style:family="paragraph"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-color="#dee6ef"/>
      <style:paragraph-properties fo:text-align="center"/>
      <style:text-properties fo:font-size="9pt" style:font-size-asian="18pt" style:font-size-complex="18pt"/>
    </style:style>
    <style:style style:name="P10" style:family="paragraph">
      <style:text-properties fo:font-size="6pt" style:font-size-asian="18pt" style:font-size-complex="18pt"/>
    </style:style>
    <style:style style:name="P11" style:family="paragraph">
      <loext:graphic-properties draw:fill="solid" draw:fill-color="#ffd7d7"/>
      <style:text-properties fo:font-size="6pt" style:font-size-asian="18pt" style:font-size-complex="18pt"/>
    </style:style>
    <style:style style:name="P12" style:family="paragraph">
      <loext:graphic-properties draw:fill="solid" draw:fill-color="#edfff6"/>
      <style:paragraph-properties fo:text-align="center"/>
      <style:text-properties fo:font-size="9pt" style:font-size-asian="18pt" style:font-size-complex="18pt"/>
    </style:style>
    <style:style style:name="P13" style:family="paragraph">
      <loext:graphic-properties draw:fill-color="#f0ffff"/>
      <style:paragraph-properties fo:text-align="center"/>
      <style:text-properties fo:font-size="8pt" style:font-size-asian="18pt" style:font-size-complex="18pt"/>
    </style:style>
    <style:style style:name="P14" style:family="paragraph">
      <loext:graphic-properties draw:fill-color="#87cefa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-color="#ee82ee"/>
      <style:paragraph-properties fo:text-align="center"/>
      <style:text-properties fo:font-size="10pt" style:font-size-asian="18pt" style:font-size-complex="18pt"/>
    </style:style>
    <style:style style:name="P16" style:family="paragraph">
      <loext:graphic-properties draw:fill-color="#b0e0e6"/>
      <style:paragraph-properties fo:text-align="center"/>
      <style:text-properties fo:font-size="10pt" style:font-size-asian="18pt" style:font-size-complex="18pt"/>
    </style:style>
    <style:style style:name="P17" style:family="paragraph">
      <style:paragraph-properties fo:text-align="center"/>
      <style:text-properties fo:font-size="8pt"/>
    </style:style>
    <style:style style:name="P18" style:family="paragraph">
      <loext:graphic-properties draw:fill-color="#b0e0e6"/>
      <style:paragraph-properties fo:text-align="center"/>
      <style:text-properties fo:font-size="8pt" style:font-size-asian="18pt" style:font-size-complex="18pt"/>
    </style:style>
    <style:style style:name="P19" style:family="paragraph">
      <loext:graphic-properties draw:fill="solid" draw:fill-color="#00ff7f"/>
      <style:paragraph-properties fo:text-align="center"/>
      <style:text-properties fo:font-size="10pt" style:font-size-asian="18pt" style:font-size-complex="18pt"/>
    </style:style>
    <style:style style:name="P20" style:family="paragraph">
      <loext:graphic-properties draw:fill-color="#00ff7f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/>
      <style:paragraph-properties fo:text-align="center"/>
      <style:text-properties fo:font-size="9pt" style:font-size-asian="18pt" style:font-size-complex="18pt"/>
    </style:style>
    <style:style style:name="P22" style:family="paragraph">
      <style:paragraph-properties fo:text-align="center"/>
      <style:text-properties fo:color="#b22222" fo:font-size="8pt" style:font-size-asian="18pt" style:font-size-complex="18pt"/>
    </style:style>
    <style:style style:name="P23" style:family="paragraph">
      <loext:graphic-properties draw:fill="none" draw:fill-color="#ffffff"/>
      <style:paragraph-properties fo:text-align="center"/>
      <style:text-properties fo:color="#b22222" fo:font-size="8pt" style:font-size-asian="18pt" style:font-size-complex="18pt"/>
    </style:style>
    <style:style style:name="P24" style:family="paragraph">
      <style:paragraph-properties fo:text-align="center"/>
      <style:text-properties fo:color="#696969" fo:font-size="8pt" style:font-size-asian="18pt" style:font-size-complex="18pt"/>
    </style:style>
    <style:style style:name="P25" style:family="paragraph">
      <loext:graphic-properties draw:fill="none" draw:fill-color="#a9a9a9"/>
      <style:paragraph-properties fo:text-align="center"/>
      <style:text-properties fo:color="#696969" fo:font-size="8pt" style:font-size-asian="18pt" style:font-size-complex="18pt"/>
    </style:style>
    <style:style style:name="P26" style:family="paragraph">
      <style:paragraph-properties fo:text-align="center"/>
      <style:text-properties fo:color="#ff1493" fo:font-size="8pt" style:font-size-asian="18pt" style:font-size-complex="18pt"/>
    </style:style>
    <style:style style:name="P27" style:family="paragraph">
      <loext:graphic-properties draw:fill="none" draw:fill-color="#a9a9a9"/>
      <style:paragraph-properties fo:text-align="center"/>
      <style:text-properties fo:color="#ff1493" fo:font-size="8pt" style:font-size-asian="18pt" style:font-size-complex="18pt"/>
    </style:style>
    <style:style style:name="P28" style:family="paragraph">
      <loext:graphic-properties draw:fill="none" draw:fill-color="#ffffff"/>
      <style:text-properties fo:color="#008000" fo:font-size="9pt" style:font-size-asian="18pt" style:font-size-complex="18pt"/>
    </style:style>
    <style:style style:name="P29" style:family="paragraph">
      <loext:graphic-properties draw:fill-color="#20b2aa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b22222"/>
    </style:style>
    <style:style style:name="T6" style:family="text">
      <style:text-properties fo:color="#696969"/>
    </style:style>
    <style:style style:name="T7" style:family="text">
      <style:text-properties fo:color="#ff1493"/>
    </style:style>
    <style:style style:name="T8" style:family="text">
      <style:text-properties fo:color="#008000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6.944cm" svg:x="2.21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01cm" svg:height="0.607cm" svg:x="2.201cm" svg:y="3.999cm">
          <draw:text-box>
            <text:p><text:span text:style-name="T1">padv_</text:span><text:span text:style-name="T1">exec_</text:span><text:span text:style-name="T1">i</text:span></text:p>
          </draw:text-box>
        </draw:frame>
        <draw:frame draw:style-name="gr3" draw:text-style-name="P2" draw:layer="layout" svg:width="1.891cm" svg:height="0.963cm" svg:x="4.381cm" svg:y="1.595cm">
          <draw:text-box>
            <text:p><text:span text:style-name="T1">RAT </text:span><text:span text:style-name="T1">Cell</text:span></text:p>
            <text:p><text:span text:style-name="T1">u_rat</text:span><text:span text:style-name="T1">_cell</text:span></text:p>
          </draw:text-box>
        </draw:frame>
        <draw:frame draw:style-name="gr4" draw:text-style-name="P2" draw:layer="layout" svg:width="2.297cm" svg:height="0.607cm" svg:x="2.201cm" svg:y="4.462cm">
          <draw:text-box>
            <text:p><text:span text:style-name="T1">padv_</text:span><text:span text:style-name="T1">wrbk_</text:span><text:span text:style-name="T1">i</text:span></text:p>
          </draw:text-box>
        </draw:frame>
        <draw:line draw:style-name="gr5" draw:text-style-name="P3" draw:layer="layout" svg:x1="1.2cm" svg:y1="4.353cm" svg:x2="2.216cm" svg:y2="4.353cm">
          <text:p/>
        </draw:line>
        <draw:frame draw:style-name="gr6" draw:text-style-name="P2" draw:layer="layout" svg:width="2.758cm" svg:height="0.607cm" svg:x="2.232cm" svg:y="5.369cm">
          <draw:text-box>
            <text:p><text:span text:style-name="T1">decod</text:span><text:span text:style-name="T1">_rfd_</text:span><text:span text:style-name="T1">we_i</text:span></text:p>
          </draw:text-box>
        </draw:frame>
        <draw:frame draw:style-name="gr7" draw:text-style-name="P4" draw:layer="layout" svg:width="2.034cm" svg:height="0.607cm" svg:x="4.275cm" svg:y="2.63cm">
          <draw:text-box>
            <text:p><text:span text:style-name="T1">GPR_</text:span><text:span text:style-name="T1">ADR</text:span></text:p>
          </draw:text-box>
        </draw:frame>
        <draw:frame draw:style-name="gr8" draw:text-style-name="P2" draw:layer="layout" svg:width="2.921cm" svg:height="0.635cm" svg:x="2.216cm" svg:y="5.777cm">
          <draw:text-box>
            <text:p><text:span text:style-name="T1">decod</text:span><text:span text:style-name="T1">_rfd_</text:span><text:span text:style-name="T1">adr_i</text:span></text:p>
          </draw:text-box>
        </draw:frame>
        <draw:frame draw:style-name="gr8" draw:text-style-name="P2" draw:layer="layout" svg:width="2.921cm" svg:height="0.635cm" svg:x="2.216cm" svg:y="6.566cm">
          <draw:text-box>
            <text:p><text:span text:style-name="T1">decod</text:span><text:span text:style-name="T1">_exta</text:span><text:span text:style-name="T1">dr_i</text:span></text:p>
          </draw:text-box>
        </draw:frame>
        <draw:frame draw:style-name="gr9" draw:text-style-name="P2" draw:layer="layout" svg:width="2.53cm" svg:height="0.607cm" svg:x="6.026cm" svg:y="3.9cm">
          <draw:text-box>
            <text:p><text:span text:style-name="T1">rat_rd</text:span><text:span text:style-name="T1">_alloc</text:span><text:span text:style-name="T1">_o</text:span></text:p>
          </draw:text-box>
        </draw:frame>
        <draw:frame draw:style-name="gr6" draw:text-style-name="P2" draw:layer="layout" svg:width="2.758cm" svg:height="0.607cm" svg:x="6.308cm" svg:y="4.408cm">
          <draw:text-box>
            <text:p><text:span text:style-name="T1">rat_ex</text:span><text:span text:style-name="T1">tadr_</text:span><text:span text:style-name="T1">o</text:span></text:p>
          </draw:text-box>
        </draw:frame>
        <draw:line draw:style-name="gr10" draw:text-style-name="P3" draw:layer="layout" svg:x1="2.216cm" svg:y1="7.809cm" svg:x2="2.47cm" svg:y2="7.936cm">
          <text:p/>
        </draw:line>
        <draw:line draw:style-name="gr10" draw:text-style-name="P3" draw:layer="layout" svg:x1="2.47cm" svg:y1="7.936cm" svg:x2="2.216cm" svg:y2="8.063cm">
          <text:p/>
        </draw:line>
        <draw:line draw:style-name="gr5" draw:text-style-name="P3" draw:layer="layout" svg:x1="1.2cm" svg:y1="4.761cm" svg:x2="2.216cm" svg:y2="4.761cm">
          <text:p/>
        </draw:line>
        <draw:line draw:style-name="gr5" draw:text-style-name="P3" draw:layer="layout" svg:x1="1.2cm" svg:y1="5.677cm" svg:x2="2.216cm" svg:y2="5.677cm">
          <text:p/>
        </draw:line>
        <draw:line draw:style-name="gr11" draw:text-style-name="P3" draw:layer="layout" svg:x1="1.2cm" svg:y1="6.031cm" svg:x2="2.216cm" svg:y2="6.031cm">
          <text:p/>
        </draw:line>
        <draw:line draw:style-name="gr5" draw:text-style-name="P3" draw:layer="layout" svg:x1="1.214cm" svg:y1="7.936cm" svg:x2="2.216cm" svg:y2="7.936cm">
          <text:p/>
        </draw:line>
        <draw:line draw:style-name="gr5" draw:text-style-name="P3" draw:layer="layout" svg:x1="8.439cm" svg:y1="4.253cm" svg:x2="9.455cm" svg:y2="4.253cm">
          <text:p/>
        </draw:line>
        <draw:line draw:style-name="gr11" draw:text-style-name="P3" draw:layer="layout" svg:x1="1.2cm" svg:y1="6.131cm" svg:x2="2.216cm" svg:y2="6.131cm">
          <text:p/>
        </draw:line>
        <draw:line draw:style-name="gr11" draw:text-style-name="P3" draw:layer="layout" svg:x1="1.2cm" svg:y1="6.82cm" svg:x2="2.216cm" svg:y2="6.82cm">
          <text:p/>
        </draw:line>
        <draw:line draw:style-name="gr11" draw:text-style-name="P3" draw:layer="layout" svg:x1="1.2cm" svg:y1="6.92cm" svg:x2="2.216cm" svg:y2="6.92cm">
          <text:p/>
        </draw:line>
        <draw:line draw:style-name="gr11" draw:text-style-name="P3" draw:layer="layout" svg:x1="8.439cm" svg:y1="4.661cm" svg:x2="9.455cm" svg:y2="4.661cm">
          <text:p/>
        </draw:line>
        <draw:line draw:style-name="gr11" draw:text-style-name="P3" draw:layer="layout" svg:x1="8.439cm" svg:y1="4.761cm" svg:x2="9.455cm" svg:y2="4.761cm">
          <text:p/>
        </draw:line>
        <draw:frame draw:style-name="gr8" draw:text-style-name="P2" draw:layer="layout" svg:width="2.921cm" svg:height="0.635cm" svg:x="2.316cm" svg:y="7.555cm">
          <draw:text-box>
            <text:p><text:span text:style-name="T1">cpu_c</text:span><text:span text:style-name="T1">lk</text:span></text:p>
          </draw:text-box>
        </draw:frame>
        <draw:custom-shape draw:style-name="gr12" draw:text-style-name="P1" draw:layer="layout" svg:width="8.382cm" svg:height="9.144cm" svg:x="4.683cm" svg:y="10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xml:id="id7" draw:id="id7" draw:layer="layout" svg:width="2.318cm" svg:height="0.607cm" svg:x="4.63cm" svg:y="14.616cm">
          <draw:text-box>
            <text:p><text:span text:style-name="T1">padv_</text:span><text:span text:style-name="T1">rsrvs_</text:span><text:span text:style-name="T1">i</text:span></text:p>
          </draw:text-box>
        </draw:frame>
        <draw:frame draw:style-name="gr14" draw:text-style-name="P2" draw:layer="layout" svg:width="3.292cm" svg:height="0.607cm" svg:x="7.461cm" svg:y="10.272cm">
          <draw:text-box>
            <text:p><text:span text:style-name="T1">Reservation </text:span><text:span text:style-name="T1">Station</text:span></text:p>
          </draw:text-box>
        </draw:frame>
        <draw:frame draw:style-name="gr15" draw:text-style-name="P2" draw:layer="layout" svg:width="2.14cm" svg:height="0.607cm" svg:x="4.702cm" svg:y="17.919cm">
          <draw:text-box>
            <text:p><text:span text:style-name="T1">taking_op_i</text:span></text:p>
          </draw:text-box>
        </draw:frame>
        <draw:line draw:style-name="gr5" draw:text-style-name="P3" draw:layer="layout" svg:x1="3.667cm" svg:y1="14.97cm" svg:x2="4.683cm" svg:y2="14.97cm">
          <text:p/>
        </draw:line>
        <draw:frame draw:style-name="gr15" draw:text-style-name="P2" xml:id="id11" draw:id="id11" draw:layer="layout" svg:width="2.14cm" svg:height="0.607cm" svg:x="4.661cm" svg:y="15.506cm">
          <draw:text-box>
            <text:p><text:span text:style-name="T1">dcod_rfxx_i</text:span></text:p>
          </draw:text-box>
        </draw:frame>
        <draw:frame draw:style-name="gr16" draw:text-style-name="P2" xml:id="id12" draw:id="id12" draw:layer="layout" svg:width="4.356cm" svg:height="0.607cm" svg:x="4.645cm" svg:y="16.083cm">
          <draw:text-box>
            <text:p><text:span text:style-name="T1">omn2dec_hazard</text:span><text:span text:style-name="T1">s_flags_i</text:span></text:p>
          </draw:text-box>
        </draw:frame>
        <draw:frame draw:style-name="gr16" draw:text-style-name="P2" xml:id="id14" draw:id="id14" draw:layer="layout" svg:width="4.391cm" svg:height="0.607cm" svg:x="4.61cm" svg:y="16.494cm">
          <draw:text-box>
            <text:p><text:span text:style-name="T1">omn2dec</text:span><text:span text:style-name="T1">_hazards</text:span><text:span text:style-name="T1">_addrs_i</text:span></text:p>
          </draw:text-box>
        </draw:frame>
        <draw:frame draw:style-name="gr17" draw:text-style-name="P2" xml:id="id2" draw:id="id2" draw:layer="layout" svg:width="2.763cm" svg:height="0.607cm" svg:x="10.432cm" svg:y="14.617cm">
          <draw:text-box>
            <text:p><text:span text:style-name="T1">exec_op</text:span><text:span text:style-name="T1">_any_o</text:span></text:p>
          </draw:text-box>
        </draw:frame>
        <draw:frame draw:style-name="gr18" draw:text-style-name="P2" xml:id="id5" draw:id="id5" draw:layer="layout" svg:width="2.068cm" svg:height="0.607cm" svg:x="11.137cm" svg:y="15.125cm">
          <draw:text-box>
            <text:p><text:span text:style-name="T1">exec_op_</text:span><text:span text:style-name="T1">o</text:span></text:p>
          </draw:text-box>
        </draw:frame>
        <draw:line draw:style-name="gr10" draw:text-style-name="P3" draw:layer="layout" svg:x1="4.683cm" svg:y1="18.826cm" svg:x2="4.937cm" svg:y2="18.953cm">
          <text:p/>
        </draw:line>
        <draw:line draw:style-name="gr10" draw:text-style-name="P3" draw:layer="layout" svg:x1="4.937cm" svg:y1="18.953cm" svg:x2="4.683cm" svg:y2="19.08cm">
          <text:p/>
        </draw:line>
        <draw:line draw:style-name="gr5" draw:text-style-name="P3" draw:layer="layout" svg:x1="3.667cm" svg:y1="16.367cm" svg:x2="4.683cm" svg:y2="16.367cm">
          <text:p/>
        </draw:line>
        <draw:line draw:style-name="gr5" draw:text-style-name="P3" draw:layer="layout" svg:x1="3.667cm" svg:y1="15.814cm" svg:x2="4.683cm" svg:y2="15.814cm">
          <text:p/>
        </draw:line>
        <draw:line draw:style-name="gr11" draw:text-style-name="P3" draw:layer="layout" svg:x1="3.667cm" svg:y1="17.398cm" svg:x2="4.683cm" svg:y2="17.398cm">
          <text:p/>
        </draw:line>
        <draw:line draw:style-name="gr5" draw:text-style-name="P3" draw:layer="layout" svg:x1="3.681cm" svg:y1="18.953cm" svg:x2="4.683cm" svg:y2="18.953cm">
          <text:p/>
        </draw:line>
        <draw:line draw:style-name="gr5" draw:text-style-name="P3" draw:layer="layout" svg:x1="13.068cm" svg:y1="14.97cm" svg:x2="14.084cm" svg:y2="14.97cm">
          <text:p/>
        </draw:line>
        <draw:line draw:style-name="gr11" draw:text-style-name="P3" draw:layer="layout" svg:x1="3.667cm" svg:y1="16.437cm" svg:x2="4.683cm" svg:y2="16.437cm">
          <text:p/>
        </draw:line>
        <draw:line draw:style-name="gr11" draw:text-style-name="P3" draw:layer="layout" svg:x1="3.667cm" svg:y1="16.745cm" svg:x2="4.683cm" svg:y2="16.745cm">
          <text:p/>
        </draw:line>
        <draw:line draw:style-name="gr11" draw:text-style-name="P3" draw:layer="layout" svg:x1="3.667cm" svg:y1="16.845cm" svg:x2="4.683cm" svg:y2="16.845cm">
          <text:p/>
        </draw:line>
        <draw:line draw:style-name="gr11" draw:text-style-name="P3" draw:layer="layout" svg:x1="13.068cm" svg:y1="15.378cm" svg:x2="14.084cm" svg:y2="15.378cm">
          <text:p/>
        </draw:line>
        <draw:line draw:style-name="gr11" draw:text-style-name="P3" draw:layer="layout" svg:x1="13.068cm" svg:y1="15.478cm" svg:x2="14.084cm" svg:y2="15.478cm">
          <text:p/>
        </draw:line>
        <draw:frame draw:style-name="gr8" draw:text-style-name="P2" draw:layer="layout" svg:width="2.921cm" svg:height="0.635cm" svg:x="4.772cm" svg:y="18.653cm">
          <draw:text-box>
            <text:p><text:span text:style-name="T1">cpu_clk</text:span></text:p>
          </draw:text-box>
        </draw:frame>
        <draw:frame draw:style-name="gr16" draw:text-style-name="P2" xml:id="id4" draw:id="id4" draw:layer="layout" svg:width="2.167cm" svg:height="0.607cm" svg:x="11.155cm" svg:y="15.732cm">
          <draw:text-box>
            <text:p><text:span text:style-name="T1">exec_rfa_</text:span><text:span text:style-name="T1">o</text:span></text:p>
          </draw:text-box>
        </draw:frame>
        <draw:frame draw:style-name="gr16" draw:text-style-name="P2" xml:id="id6" draw:id="id6" draw:layer="layout" svg:width="2.085cm" svg:height="0.607cm" svg:x="11.163cm" svg:y="16.141cm">
          <draw:text-box>
            <text:p><text:span text:style-name="T1">exec_rfb_o</text:span></text:p>
          </draw:text-box>
        </draw:frame>
        <draw:frame draw:style-name="gr19" draw:text-style-name="P2" draw:layer="layout" svg:width="2.102cm" svg:height="0.607cm" svg:x="11.11cm" svg:y="16.875cm">
          <draw:text-box>
            <text:p><text:span text:style-name="T1">unit_free_o</text:span></text:p>
          </draw:text-box>
        </draw:frame>
        <draw:line draw:style-name="gr11" draw:text-style-name="P3" draw:layer="layout" svg:x1="3.667cm" svg:y1="15.914cm" svg:x2="4.683cm" svg:y2="15.914cm">
          <text:p/>
        </draw:line>
        <draw:line draw:style-name="gr11" draw:text-style-name="P3" draw:layer="layout" svg:x1="13.068cm" svg:y1="16.013cm" svg:x2="14.084cm" svg:y2="16.013cm">
          <text:p/>
        </draw:line>
        <draw:line draw:style-name="gr11" draw:text-style-name="P3" draw:layer="layout" svg:x1="13.068cm" svg:y1="16.113cm" svg:x2="14.084cm" svg:y2="16.113cm">
          <text:p/>
        </draw:line>
        <draw:line draw:style-name="gr11" draw:text-style-name="P3" draw:layer="layout" svg:x1="13.068cm" svg:y1="16.394cm" svg:x2="14.084cm" svg:y2="16.394cm">
          <text:p/>
        </draw:line>
        <draw:line draw:style-name="gr11" draw:text-style-name="P3" draw:layer="layout" svg:x1="13.068cm" svg:y1="16.494cm" svg:x2="14.084cm" svg:y2="16.494cm">
          <text:p/>
        </draw:line>
        <draw:line draw:style-name="gr5" draw:text-style-name="P3" draw:layer="layout" svg:x1="13.068cm" svg:y1="17.256cm" svg:x2="14.084cm" svg:y2="17.256cm">
          <text:p/>
        </draw:line>
        <draw:frame draw:style-name="gr20" draw:text-style-name="P5" xml:id="id15" draw:id="id15" draw:layer="layout" svg:width="3.608cm" svg:height="0.607cm" svg:x="4.87cm" svg:y="11.234cm">
          <draw:text-box>
            <text:p><text:span text:style-name="T1">busy_extadr_d</text:span><text:span text:style-name="T1">xa/b_r</text:span></text:p>
          </draw:text-box>
        </draw:frame>
        <draw:frame draw:style-name="gr20" draw:text-style-name="P5" xml:id="id13" draw:id="id13" draw:layer="layout" svg:width="3.608cm" svg:height="0.607cm" svg:x="4.853cm" svg:y="12.024cm">
          <draw:text-box>
            <text:p><text:span text:style-name="T1">busy_hazard</text:span><text:span text:style-name="T1">_dxa/b_r</text:span></text:p>
          </draw:text-box>
        </draw:frame>
        <draw:frame draw:style-name="gr16" draw:text-style-name="P2" draw:layer="layout" svg:width="4.953cm" svg:height="0.607cm" svg:x="4.683cm" svg:y="17.157cm">
          <draw:text-box>
            <text:p><text:span text:style-name="T1">wrbk_extadr</text:span><text:span text:style-name="T1">_i</text:span></text:p>
          </draw:text-box>
        </draw:frame>
        <draw:line draw:style-name="gr11" draw:text-style-name="P3" draw:layer="layout" svg:x1="3.667cm" svg:y1="17.398cm" svg:x2="4.683cm" svg:y2="17.398cm">
          <text:p/>
        </draw:line>
        <draw:line draw:style-name="gr11" draw:text-style-name="P3" draw:layer="layout" svg:x1="3.667cm" svg:y1="17.498cm" svg:x2="4.683cm" svg:y2="17.498cm">
          <text:p/>
        </draw:line>
        <draw:frame draw:style-name="gr20" draw:text-style-name="P5" xml:id="id8" draw:id="id8" draw:layer="layout" svg:width="3.556cm" svg:height="0.607cm" svg:x="4.905cm" svg:y="13.601cm">
          <draw:text-box>
            <text:p><text:span text:style-name="T1">busy_op_an</text:span><text:span text:style-name="T1">y_r</text:span></text:p>
          </draw:text-box>
        </draw:frame>
        <draw:frame draw:style-name="gr20" draw:text-style-name="P5" xml:id="id10" draw:id="id10" draw:layer="layout" svg:width="3.605cm" svg:height="0.607cm" svg:x="4.888cm" svg:y="12.813cm">
          <draw:text-box>
            <text:p><text:span text:style-name="T1">busy_op/rda/rfb_r</text:span></text:p>
          </draw:text-box>
        </draw:frame>
        <draw:frame draw:style-name="gr21" draw:text-style-name="P2" xml:id="id9" draw:id="id9" draw:layer="layout" svg:width="1.979cm" svg:height="0.607cm" svg:x="4.664cm" svg:y="15.125cm">
          <draw:text-box>
            <text:p><text:span text:style-name="T1">dcod_op_i</text:span></text:p>
          </draw:text-box>
        </draw:frame>
        <draw:line draw:style-name="gr5" draw:text-style-name="P3" draw:layer="layout" svg:x1="3.667cm" svg:y1="15.286cm" svg:x2="4.683cm" svg:y2="15.286cm">
          <text:p/>
        </draw:line>
        <draw:line draw:style-name="gr11" draw:text-style-name="P3" draw:layer="layout" svg:x1="3.667cm" svg:y1="15.386cm" svg:x2="4.683cm" svg:y2="15.386cm">
          <text:p/>
        </draw:line>
        <draw:frame draw:style-name="gr20" draw:text-style-name="P5" xml:id="id1" draw:id="id1" draw:layer="layout" svg:width="3.224cm" svg:height="0.607cm" svg:x="9.714cm" svg:y="13.573cm">
          <draw:text-box>
            <text:p><text:span text:style-name="T1">exec_op_any_r</text:span></text:p>
          </draw:text-box>
        </draw:frame>
        <draw:frame draw:style-name="gr20" draw:text-style-name="P5" xml:id="id3" draw:id="id3" draw:layer="layout" svg:width="3.224cm" svg:height="0.607cm" svg:x="9.714cm" svg:y="12.811cm">
          <draw:text-box>
            <text:p><text:span text:style-name="T1">exec_op/rda/rfb_r</text:span></text:p>
          </draw:text-box>
        </draw:frame>
        <draw:connector draw:style-name="gr22" draw:text-style-name="P6" draw:layer="layout" draw:line-skew="0.296cm" svg:x1="9.714cm" svg:y1="13.876cm" svg:x2="10.432cm" svg:y2="14.92cm" draw:start-shape="id1" draw:end-shape="id2" draw:end-glue-point="3" svg:d="M9714 13876h-205v1044h923" svg:viewBox="0 0 924 1045">
          <text:p/>
        </draw:connector>
        <draw:connector draw:style-name="gr22" draw:text-style-name="P6" draw:layer="layout" draw:line-skew="0.169cm" svg:x1="9.714cm" svg:y1="13.114cm" svg:x2="11.155cm" svg:y2="16.035cm" draw:start-shape="id3" draw:start-glue-point="3" draw:end-shape="id4" draw:end-glue-point="3" svg:d="M9714 13114h-332v2921h1773" svg:viewBox="0 0 1774 2922">
          <text:p/>
        </draw:connector>
        <draw:connector draw:style-name="gr22" draw:text-style-name="P6" draw:layer="layout" draw:line-skew="0.169cm" svg:x1="9.714cm" svg:y1="13.114cm" svg:x2="11.137cm" svg:y2="15.428cm" draw:start-shape="id3" draw:end-shape="id5" draw:end-glue-point="3" svg:d="M9714 13114h-332v2314h1755" svg:viewBox="0 0 1756 2315">
          <text:p/>
        </draw:connector>
        <draw:connector draw:style-name="gr22" draw:text-style-name="P6" draw:layer="layout" draw:line-skew="0.169cm" svg:x1="9.714cm" svg:y1="13.114cm" svg:x2="11.163cm" svg:y2="16.444cm" draw:start-shape="id3" draw:end-shape="id6" draw:end-glue-point="3" svg:d="M9714 13114h-332v3330h1781" svg:viewBox="0 0 1782 3331">
          <text:p/>
        </draw:connector>
        <draw:connector draw:style-name="gr22" draw:text-style-name="P6" draw:layer="layout" draw:line-skew="-0.088cm" svg:x1="6.948cm" svg:y1="14.919cm" svg:x2="8.461cm" svg:y2="13.904cm" draw:start-shape="id7" draw:start-glue-point="1" draw:end-shape="id8" draw:end-glue-point="1" svg:d="M6948 14919h1926v-1015h-413" svg:viewBox="0 0 1927 1016">
          <text:p/>
        </draw:connector>
        <draw:connector draw:style-name="gr22" draw:text-style-name="P6" draw:layer="layout" svg:x1="6.643cm" svg:y1="15.428cm" svg:x2="8.493cm" svg:y2="13.116cm" draw:start-shape="id9" draw:start-glue-point="1" draw:end-shape="id10" draw:end-glue-point="1" svg:d="M6643 15428h2351v-2312h-501" svg:viewBox="0 0 2352 2313">
          <text:p/>
        </draw:connector>
        <draw:connector draw:style-name="gr22" draw:text-style-name="P6" draw:layer="layout" svg:x1="6.801cm" svg:y1="15.809cm" svg:x2="8.493cm" svg:y2="13.116cm" draw:start-shape="id11" draw:start-glue-point="1" draw:end-shape="id10" draw:end-glue-point="1" svg:d="M6801 15809h2193v-2693h-501" svg:viewBox="0 0 2194 2694">
          <text:p/>
        </draw:connector>
        <draw:line draw:style-name="gr11" draw:text-style-name="P3" draw:layer="layout" svg:x1="3.667cm" svg:y1="18.272cm" svg:x2="4.683cm" svg:y2="18.272cm">
          <text:p/>
        </draw:line>
        <draw:frame draw:style-name="gr23" draw:text-style-name="P2" draw:layer="layout" svg:width="2.794cm" svg:height="0.963cm" svg:x="1.254cm" svg:y="17.817cm">
          <draw:text-box>
            <text:p><text:span text:style-name="T1">from execution</text:span></text:p>
            <text:p text:style-name="P6"><text:span text:style-name="T1">unit</text:span></text:p>
          </draw:text-box>
        </draw:frame>
        <draw:frame draw:style-name="gr23" draw:text-style-name="P7" draw:layer="layout" svg:width="2.794cm" svg:height="0.963cm" svg:x="1.254cm" svg:y="16.166cm">
          <draw:text-box>
            <text:p text:style-name="P6"><text:span text:style-name="T1">from order</text:span></text:p>
            <text:p text:style-name="P6"><text:span text:style-name="T1">manager</text:span></text:p>
          </draw:text-box>
        </draw:frame>
        <draw:frame draw:style-name="gr23" draw:text-style-name="P7" draw:layer="layout" svg:width="2.794cm" svg:height="0.963cm" svg:x="1.381cm" svg:y="14.462cm">
          <draw:text-box>
            <text:p text:style-name="P6"><text:span text:style-name="T1">from control</text:span></text:p>
            <text:p text:style-name="P6"><text:span text:style-name="T1">unit</text:span></text:p>
          </draw:text-box>
        </draw:frame>
        <draw:frame draw:style-name="gr23" draw:text-style-name="P7" draw:layer="layout" svg:width="2.794cm" svg:height="0.963cm" svg:x="14.081cm" svg:y="16.801cm">
          <draw:text-box>
            <text:p text:style-name="P6"><text:span text:style-name="T1">to control</text:span></text:p>
            <text:p text:style-name="P6"><text:span text:style-name="T1">unit</text:span></text:p>
          </draw:text-box>
        </draw:frame>
        <draw:frame draw:style-name="gr23" draw:text-style-name="P7" draw:layer="layout" svg:width="2.794cm" svg:height="0.963cm" svg:x="14.081cm" svg:y="15.15cm">
          <draw:text-box>
            <text:p text:style-name="P6"><text:span text:style-name="T1">to exeution</text:span></text:p>
            <text:p text:style-name="P6"><text:span text:style-name="T1">unit</text:span></text:p>
          </draw:text-box>
        </draw:frame>
        <draw:connector draw:style-name="gr22" draw:text-style-name="P6" draw:layer="layout" draw:line-skew="-0.373cm" svg:x1="9.001cm" svg:y1="16.386cm" svg:x2="8.461cm" svg:y2="12.327cm" draw:start-shape="id12" draw:end-shape="id13" draw:end-glue-point="1" svg:d="M9001 16386h127v-4059h-667" svg:viewBox="0 0 668 4060">
          <text:p/>
        </draw:connector>
        <draw:connector draw:style-name="gr24" draw:text-style-name="P3" draw:layer="layout" draw:line-skew="-0.246cm" svg:x1="9.001cm" svg:y1="16.797cm" svg:x2="8.478cm" svg:y2="11.537cm" draw:start-shape="id14" draw:start-glue-point="1" draw:end-shape="id15" draw:end-glue-point="1" svg:d="M9001 16797h254v-5260h-777" svg:viewBox="0 0 778 5261">
          <text:p/>
        </draw:connector>
        <draw:frame draw:style-name="gr23" draw:text-style-name="P7" draw:layer="layout" svg:width="1.778cm" svg:height="0.963cm" svg:x="9.584cm" svg:y="4.045cm">
          <draw:text-box>
            <text:p text:style-name="P6"><text:span text:style-name="T1">to hazards</text:span></text:p>
          </draw:text-box>
        </draw:frame>
        <draw:custom-shape draw:style-name="gr25" draw:text-style-name="P9" draw:layer="layout" svg:width="3.429cm" svg:height="4.064cm" svg:x="3.921cm" svg:y="21.955cm">
          <text:p text:style-name="P8"><text:span text:style-name="T1">Reserva</text:span><text:span text:style-name="T1">tion </text:span><text:span text:style-name="T1">Station</text:span></text:p>
          <text:p text:style-name="P8"><text:span text:style-name="T1">u_*_rsrv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6.223cm" svg:height="4.064cm" svg:x="9.509cm" svg:y="21.955cm">
          <text:p text:style-name="P8"><text:span text:style-name="T1">Executio</text:span><text:span text:style-name="T1">n Unit</text:span></text:p>
          <text:p text:style-name="P8"><text:span text:style-name="T1">u_exec_</text:span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4cm" svg:height="0.607cm" svg:x="4.702cm" svg:y="17.92cm">
          <draw:text-box>
            <text:p><text:span text:style-name="T1">taking_op_i</text:span></text:p>
          </draw:text-box>
        </draw:frame>
        <draw:frame draw:style-name="gr15" draw:text-style-name="P2" draw:layer="layout" svg:width="2.14cm" svg:height="0.607cm" svg:x="5.191cm" svg:y="24.749cm">
          <draw:text-box>
            <text:p><text:span text:style-name="T1">taking_op_i</text:span></text:p>
          </draw:text-box>
        </draw:frame>
        <draw:line draw:style-name="gr27" draw:text-style-name="P3" draw:layer="layout" svg:x1="7.35cm" svg:y1="25.003cm" svg:x2="9.509cm" svg:y2="25.003cm">
          <text:p/>
        </draw:line>
        <draw:frame draw:style-name="gr19" draw:text-style-name="P2" draw:layer="layout" svg:width="2.763cm" svg:height="0.607cm" svg:x="4.46cm" svg:y="23.244cm">
          <draw:text-box>
            <text:p><text:span text:style-name="T1">exec_op_any_o</text:span></text:p>
          </draw:text-box>
        </draw:frame>
        <draw:frame draw:style-name="gr28" draw:text-style-name="P2" draw:layer="layout" svg:width="2.221cm" svg:height="0.607cm" svg:x="11.11cm" svg:y="16.876cm">
          <draw:text-box>
            <text:p><text:span text:style-name="T1">unit_free_o</text:span></text:p>
          </draw:text-box>
        </draw:frame>
        <draw:line draw:style-name="gr29" draw:text-style-name="P3" draw:layer="layout" svg:x1="7.35cm" svg:y1="23.625cm" svg:x2="9.509cm" svg:y2="23.606cm">
          <text:p/>
        </draw:line>
        <draw:frame draw:style-name="gr19" draw:text-style-name="P2" draw:layer="layout" svg:width="2.263cm" svg:height="0.607cm" svg:x="9.533cm" svg:y="23.352cm">
          <draw:text-box>
            <text:p><text:span text:style-name="T1">exec_op_*_i</text:span></text:p>
          </draw:text-box>
        </draw:frame>
        <draw:frame draw:style-name="gr19" draw:text-style-name="P2" draw:layer="layout" svg:width="2.263cm" svg:height="0.607cm" svg:x="9.534cm" svg:y="23.353cm">
          <draw:text-box>
            <text:p><text:span text:style-name="T1">exec_op_*_i</text:span></text:p>
          </draw:text-box>
        </draw:frame>
        <draw:frame draw:style-name="gr19" draw:text-style-name="P2" draw:layer="layout" svg:width="2.547cm" svg:height="0.607cm" svg:x="9.533cm" svg:y="24.65cm">
          <draw:text-box>
            <text:p><text:span text:style-name="T1">taking_*_op_o</text:span></text:p>
          </draw:text-box>
        </draw:frame>
        <draw:frame draw:style-name="gr30" draw:text-style-name="P2" draw:layer="layout" svg:width="2.352cm" svg:height="0.963cm" svg:x="13.338cm" svg:y="23.352cm">
          <draw:text-box>
            <text:p><text:span text:style-name="T1">op_*_valid_o</text:span></text:p>
          </draw:text-box>
        </draw:frame>
        <draw:line draw:style-name="gr29" draw:text-style-name="P3" draw:layer="layout" svg:x1="15.729cm" svg:y1="23.706cm" svg:x2="17.126cm" svg:y2="23.706cm">
          <text:p/>
        </draw:line>
        <draw:frame draw:style-name="gr31" draw:text-style-name="P5" draw:layer="layout" svg:width="1.391cm" svg:height="0.607cm" svg:x="3.675cm" svg:y="3.331cm">
          <draw:text-box>
            <text:p><text:span text:style-name="T1">extadr</text:span></text:p>
          </draw:text-box>
        </draw:frame>
        <draw:frame draw:style-name="gr31" draw:text-style-name="P5" draw:layer="layout" svg:width="2.174cm" svg:height="0.607cm" svg:x="5.276cm" svg:y="3.332cm">
          <draw:text-box>
            <text:p><text:span text:style-name="T1">rat_rd_alloc</text:span></text:p>
          </draw:text-box>
        </draw:frame>
        <draw:custom-shape draw:style-name="gr32" draw:text-style-name="P1" xml:id="id18" draw:id="id18" draw:layer="layout" svg:width="1.016cm" svg:height="1.143cm" svg:x="17.817cm" svg:y="2.731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0.762cm" svg:height="0.489cm" svg:x="17.944cm" svg:y="2.885cm">
          <draw:text-box>
            <text:p text:style-name="P10"><text:span text:style-name="T2">2</text:span></text:p>
          </draw:text-box>
        </draw:frame>
        <draw:custom-shape draw:style-name="gr32" draw:text-style-name="P1" xml:id="id17" draw:id="id17" draw:layer="layout" svg:width="1.016cm" svg:height="1.143cm" svg:x="19.087cm" svg:y="2.731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0.739cm" svg:height="0.489cm" svg:x="19.214cm" svg:y="2.887cm">
          <draw:text-box>
            <text:p text:style-name="P10"><text:span text:style-name="T2">31</text:span></text:p>
          </draw:text-box>
        </draw:frame>
        <draw:custom-shape draw:style-name="gr32" draw:text-style-name="P1" xml:id="id19" draw:id="id19" draw:layer="layout" svg:width="1.016cm" svg:height="1.143cm" svg:x="16.674cm" svg:y="2.731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0.762cm" svg:height="0.489cm" svg:x="16.801cm" svg:y="2.885cm">
          <draw:text-box>
            <text:p text:style-name="P10"><text:span text:style-name="T2">1</text:span></text:p>
          </draw:text-box>
        </draw:frame>
        <draw:custom-shape draw:style-name="gr32" draw:text-style-name="P1" xml:id="id20" draw:id="id20" draw:layer="layout" svg:width="1.016cm" svg:height="1.143cm" svg:x="15.531cm" svg:y="2.731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0.762cm" svg:height="0.489cm" svg:x="15.658cm" svg:y="2.885cm">
          <draw:text-box>
            <text:p text:style-name="P10"><text:span text:style-name="T2">0</text:span></text:p>
          </draw:text-box>
        </draw:frame>
        <draw:line draw:style-name="gr35" draw:text-style-name="P3" draw:layer="layout" svg:x1="18.833cm" svg:y1="3.239cm" svg:x2="19.087cm" svg:y2="3.239cm">
          <text:p/>
        </draw:line>
        <draw:frame draw:style-name="gr6" draw:text-style-name="P2" xml:id="id16" draw:id="id16" draw:layer="layout" svg:width="2.758cm" svg:height="0.607cm" svg:x="12.492cm" svg:y="1.539cm">
          <draw:text-box>
            <text:p><text:span text:style-name="T1">dest register wr</text:span></text:p>
          </draw:text-box>
        </draw:frame>
        <draw:connector draw:style-name="gr22" draw:text-style-name="P6" draw:layer="layout" svg:x1="15.25cm" svg:y1="1.842cm" svg:x2="19.595cm" svg:y2="2.731cm" draw:start-shape="id16" draw:end-shape="id17" draw:end-glue-point="0" svg:d="M15250 1842h4345v889" svg:viewBox="0 0 4346 890">
          <text:p/>
        </draw:connector>
        <draw:connector draw:style-name="gr22" draw:text-style-name="P6" draw:layer="layout" svg:x1="18.324cm" svg:y1="1.846cm" svg:x2="18.325cm" svg:y2="2.731cm" draw:end-shape="id18" draw:end-glue-point="0" svg:d="M18324 1846v192h1v693" svg:viewBox="0 0 2 886">
          <text:p/>
        </draw:connector>
        <draw:connector draw:style-name="gr22" draw:text-style-name="P6" draw:layer="layout" svg:x1="17.182cm" svg:y1="1.846cm" svg:x2="17.182cm" svg:y2="2.731cm" draw:end-shape="id19" draw:end-glue-point="0" svg:d="M17182 1846v885" svg:viewBox="0 0 1 886">
          <text:p/>
        </draw:connector>
        <draw:connector draw:style-name="gr22" draw:text-style-name="P6" draw:layer="layout" svg:x1="16.037cm" svg:y1="1.841cm" svg:x2="16.039cm" svg:y2="2.731cm" draw:end-shape="id20" draw:end-glue-point="0" svg:d="M16037 1841v194h2v696" svg:viewBox="0 0 3 891">
          <text:p/>
        </draw:connector>
        <draw:connector draw:style-name="gr22" draw:text-style-name="P6" draw:layer="layout" svg:x1="16.039cm" svg:y1="3.874cm" svg:x2="16.036cm" svg:y2="4.747cm" draw:start-shape="id20" draw:start-glue-point="2" svg:d="M16039 3874v687h-3v186" svg:viewBox="0 0 4 874">
          <text:p/>
        </draw:connector>
        <draw:connector draw:style-name="gr22" draw:text-style-name="P6" draw:layer="layout" svg:x1="17.182cm" svg:y1="3.874cm" svg:x2="17.181cm" svg:y2="4.774cm" draw:start-shape="id19" draw:start-glue-point="2" svg:d="M17182 3874v700h-1v200" svg:viewBox="0 0 2 901">
          <text:p/>
        </draw:connector>
        <draw:connector draw:style-name="gr22" draw:text-style-name="P6" draw:layer="layout" svg:x1="18.325cm" svg:y1="3.874cm" svg:x2="18.325cm" svg:y2="4.753cm" draw:start-shape="id18" draw:start-glue-point="2" svg:d="M18325 3874v879" svg:viewBox="0 0 1 880">
          <text:p/>
        </draw:connector>
        <draw:connector draw:style-name="gr22" draw:text-style-name="P6" draw:layer="layout" svg:x1="19.595cm" svg:y1="3.874cm" svg:x2="19.595cm" svg:y2="4.731cm" draw:start-shape="id17" draw:start-glue-point="2" svg:d="M19595 3874v857" svg:viewBox="0 0 1 858">
          <text:p/>
        </draw:connector>
        <draw:frame draw:style-name="gr6" draw:text-style-name="P2" draw:layer="layout" svg:width="2.758cm" svg:height="0.607cm" svg:x="16.81cm" svg:y="4.841cm">
          <draw:text-box>
            <text:p><text:span text:style-name="T1">hazar</text:span><text:span text:style-name="T1">d </text:span><text:span text:style-name="T1">state</text:span></text:p>
          </draw:text-box>
        </draw:frame>
        <draw:frame draw:style-name="gr14" draw:text-style-name="P2" draw:layer="layout" svg:width="3.207cm" svg:height="0.607cm" svg:x="8.161cm" svg:y="10.673cm">
          <draw:text-box>
            <text:p><text:span text:style-name="T1">u_*_r</text:span><text:span text:style-name="T1">srvs</text:span></text:p>
          </draw:text-box>
        </draw:frame>
      </draw:page>
      <draw:page draw:name="page2" draw:style-name="dp1" draw:master-page-name="Default">
        <draw:custom-shape draw:style-name="gr36" draw:text-style-name="P12" draw:layer="layout" svg:width="5.588cm" svg:height="3.302cm" svg:x="10.017cm" svg:y="14.462cm">
          <text:p text:style-name="P6"><text:span text:style-name="T1">Order </text:span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2.573cm" svg:height="1.397cm" svg:x="3.032cm" svg:y="18.399cm">
          <text:p text:style-name="P6"><text:span text:style-name="T3">Re</text:span><text:span text:style-name="T3">se</text:span><text:span text:style-name="T3">rv</text:span><text:span text:style-name="T3">ati</text:span><text:span text:style-name="T3">on </text:span><text:span text:style-name="T3">St</text:span><text:span text:style-name="T3">ati</text:span><text:span text:style-name="T3">on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8.51cm" svg:height="4.191cm" svg:x="5.317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01cm" svg:height="0.607cm" svg:x="5.303cm" svg:y="5.478cm">
          <draw:text-box>
            <text:p><text:span text:style-name="T1">write_i</text:span></text:p>
          </draw:text-box>
        </draw:frame>
        <draw:frame draw:style-name="gr39" draw:text-style-name="P2" draw:layer="layout" svg:width="1.772cm" svg:height="0.635cm" svg:x="8.62cm" svg:y="4.175cm">
          <draw:text-box>
            <text:p><text:span text:style-name="T1">u_ocb</text:span></text:p>
          </draw:text-box>
        </draw:frame>
        <draw:frame draw:style-name="gr4" draw:text-style-name="P2" draw:layer="layout" svg:width="2.297cm" svg:height="0.607cm" svg:x="5.303cm" svg:y="5.941cm">
          <draw:text-box>
            <text:p><text:span text:style-name="T1">read_i</text:span></text:p>
          </draw:text-box>
        </draw:frame>
        <draw:line draw:style-name="gr5" draw:text-style-name="P3" draw:layer="layout" svg:x1="4.302cm" svg:y1="5.832cm" svg:x2="5.318cm" svg:y2="5.832cm">
          <text:p/>
        </draw:line>
        <draw:frame draw:style-name="gr6" draw:text-style-name="P2" draw:layer="layout" svg:width="2.758cm" svg:height="0.607cm" svg:x="5.334cm" svg:y="6.561cm">
          <draw:text-box>
            <text:p><text:span text:style-name="T1">data_i</text:span></text:p>
          </draw:text-box>
        </draw:frame>
        <draw:frame draw:style-name="gr40" draw:text-style-name="P2" draw:layer="layout" svg:width="1.513cm" svg:height="0.607cm" svg:x="12.444cm" svg:y="6.5cm">
          <draw:text-box>
            <text:p><text:span text:style-name="T1">data_o</text:span></text:p>
          </draw:text-box>
        </draw:frame>
        <draw:frame draw:style-name="gr41" draw:text-style-name="P2" draw:layer="layout" svg:width="1.769cm" svg:height="0.607cm" svg:x="12.698cm" svg:y="5.908cm">
          <draw:text-box>
            <text:p><text:span text:style-name="T1">full_o</text:span></text:p>
          </draw:text-box>
        </draw:frame>
        <draw:line draw:style-name="gr10" draw:text-style-name="P3" draw:layer="layout" svg:x1="5.317cm" svg:y1="7.309cm" svg:x2="5.571cm" svg:y2="7.436cm">
          <text:p/>
        </draw:line>
        <draw:line draw:style-name="gr10" draw:text-style-name="P3" draw:layer="layout" svg:x1="5.571cm" svg:y1="7.436cm" svg:x2="5.317cm" svg:y2="7.563cm">
          <text:p/>
        </draw:line>
        <draw:line draw:style-name="gr5" draw:text-style-name="P3" draw:layer="layout" svg:x1="4.302cm" svg:y1="6.24cm" svg:x2="5.318cm" svg:y2="6.24cm">
          <text:p/>
        </draw:line>
        <draw:line draw:style-name="gr11" draw:text-style-name="P3" draw:layer="layout" svg:x1="4.302cm" svg:y1="6.823cm" svg:x2="5.318cm" svg:y2="6.823cm">
          <text:p/>
        </draw:line>
        <draw:line draw:style-name="gr5" draw:text-style-name="P3" draw:layer="layout" svg:x1="4.315cm" svg:y1="7.436cm" svg:x2="5.317cm" svg:y2="7.436cm">
          <text:p/>
        </draw:line>
        <draw:line draw:style-name="gr5" draw:text-style-name="P3" draw:layer="layout" svg:x1="13.84cm" svg:y1="6.353cm" svg:x2="14.856cm" svg:y2="6.353cm">
          <text:p/>
        </draw:line>
        <draw:line draw:style-name="gr11" draw:text-style-name="P3" draw:layer="layout" svg:x1="4.302cm" svg:y1="6.923cm" svg:x2="5.318cm" svg:y2="6.923cm">
          <text:p/>
        </draw:line>
        <draw:line draw:style-name="gr11" draw:text-style-name="P3" draw:layer="layout" svg:x1="13.84cm" svg:y1="6.761cm" svg:x2="14.856cm" svg:y2="6.761cm">
          <text:p/>
        </draw:line>
        <draw:line draw:style-name="gr11" draw:text-style-name="P3" draw:layer="layout" svg:x1="13.84cm" svg:y1="6.861cm" svg:x2="14.856cm" svg:y2="6.861cm">
          <text:p/>
        </draw:line>
        <draw:frame draw:style-name="gr8" draw:text-style-name="P2" draw:layer="layout" svg:width="2.921cm" svg:height="0.635cm" svg:x="5.417cm" svg:y="7.055cm">
          <draw:text-box>
            <text:p><text:span text:style-name="T1">cpu_c</text:span><text:span text:style-name="T1">lk</text:span></text:p>
          </draw:text-box>
        </draw:frame>
        <draw:frame draw:style-name="gr42" draw:text-style-name="P5" draw:layer="layout" svg:width="0.562cm" svg:height="2.032cm" svg:x="7.723cm" svg:y="5.064cm">
          <draw:text-box>
            <text:p><text:span text:style-name="T1"/></text:p>
          </draw:text-box>
        </draw:frame>
        <draw:frame draw:style-name="gr41" draw:text-style-name="P2" draw:layer="layout" svg:width="1.769cm" svg:height="0.607cm" svg:x="12.199cm" svg:y="5.509cm">
          <draw:text-box>
            <text:p><text:span text:style-name="T1">empty_o</text:span></text:p>
          </draw:text-box>
        </draw:frame>
        <draw:line draw:style-name="gr5" draw:text-style-name="P3" draw:layer="layout" svg:x1="13.841cm" svg:y1="5.854cm" svg:x2="14.857cm" svg:y2="5.854cm">
          <text:p/>
        </draw:line>
        <draw:frame draw:style-name="gr43" draw:text-style-name="P5" draw:layer="layout" svg:width="0.563cm" svg:height="2.032cm" svg:x="8.285cm" svg:y="5.064cm">
          <draw:text-box>
            <text:p/>
          </draw:text-box>
        </draw:frame>
        <draw:frame draw:style-name="gr42" draw:text-style-name="P5" draw:layer="layout" svg:width="0.562cm" svg:height="2.032cm" svg:x="8.848cm" svg:y="5.064cm">
          <draw:text-box>
            <text:p/>
          </draw:text-box>
        </draw:frame>
        <draw:frame draw:style-name="gr43" draw:text-style-name="P5" draw:layer="layout" svg:width="0.563cm" svg:height="2.032cm" svg:x="9.41cm" svg:y="5.064cm">
          <draw:text-box>
            <text:p/>
          </draw:text-box>
        </draw:frame>
        <draw:frame draw:style-name="gr42" draw:text-style-name="P5" draw:layer="layout" svg:width="0.562cm" svg:height="2.032cm" svg:x="9.973cm" svg:y="5.064cm">
          <draw:text-box>
            <text:p/>
          </draw:text-box>
        </draw:frame>
        <draw:frame draw:style-name="gr43" draw:text-style-name="P5" draw:layer="layout" svg:width="0.563cm" svg:height="2.032cm" svg:x="10.535cm" svg:y="5.064cm">
          <draw:text-box>
            <text:p/>
          </draw:text-box>
        </draw:frame>
        <draw:frame draw:style-name="gr42" draw:text-style-name="P5" draw:layer="layout" svg:width="0.562cm" svg:height="2.032cm" svg:x="11.098cm" svg:y="5.064cm">
          <draw:text-box>
            <text:p/>
          </draw:text-box>
        </draw:frame>
        <draw:frame draw:style-name="gr39" draw:text-style-name="P2" draw:layer="layout" svg:width="3.364cm" svg:height="0.635cm" svg:x="7.669cm" svg:y="3.767cm">
          <draw:text-box>
            <text:p><text:span text:style-name="T1">Order </text:span><text:span text:style-name="T1">Control </text:span><text:span text:style-name="T1">Buffer</text:span></text:p>
          </draw:text-box>
        </draw:frame>
        <draw:line draw:style-name="gr44" draw:text-style-name="P3" draw:layer="layout" svg:x1="6.715cm" svg:y1="6.842cm" svg:x2="7.731cm" svg:y2="6.842cm">
          <text:p/>
        </draw:line>
        <draw:line draw:style-name="gr44" draw:text-style-name="P3" draw:layer="layout" svg:x1="11.66cm" svg:y1="6.842cm" svg:x2="12.676cm" svg:y2="6.842cm">
          <text:p/>
        </draw:line>
        <draw:frame draw:style-name="gr45" draw:text-style-name="P7" draw:layer="layout" svg:width="3.647cm" svg:height="0.963cm" svg:x="6.497cm" svg:y="12.61cm">
          <draw:text-box>
            <text:p text:style-name="P6"><text:span text:style-name="T1">Maro</text:span><text:span text:style-name="T1">cchin</text:span><text:span text:style-name="T1">o</text:span></text:p>
            <text:p text:style-name="P6"><text:span text:style-name="T1">or1k_</text:span><text:span text:style-name="T1">maro</text:span><text:span text:style-name="T1">cchin</text:span><text:span text:style-name="T1">o_cp</text:span><text:span text:style-name="T1">u</text:span></text:p>
          </draw:text-box>
        </draw:frame>
        <draw:custom-shape draw:style-name="gr46" draw:text-style-name="P14" xml:id="id30" draw:id="id30" draw:layer="layout" svg:width="3.175cm" svg:height="1.397cm" svg:x="3.175cm" svg:y="13.743cm">
          <text:p text:style-name="P6"><text:span text:style-name="T4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xml:id="id31" draw:id="id31" draw:layer="layout" svg:width="3.175cm" svg:height="1.016cm" svg:x="3.175cm" svg:y="15.594cm">
          <text:p text:style-name="P6"><text:span text:style-name="T4">Decode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xml:id="id32" draw:id="id32" draw:layer="layout" svg:width="2.413cm" svg:height="1.016cm" svg:x="7.35cm" svg:y="16.621cm">
          <text:p text:style-name="P6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xml:id="id21" draw:id="id21" draw:layer="layout" svg:width="2.413cm" svg:height="0.635cm" svg:x="6.591cm" svg:y="19.042cm">
          <text:p text:style-name="P6"><text:span text:style-name="T4">1clk RS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xml:id="id22" draw:id="id22" draw:layer="layout" svg:width="2.413cm" svg:height="1.043cm" svg:x="6.591cm" svg:y="20.277cm">
          <text:p text:style-name="P6"><text:span text:style-name="T4">1clk Exec Unit</text:span></text:p>
          <draw:enhanced-geometry svg:viewBox="0 0 21600 21600" draw:type="rectangle" draw:enhanced-path="M 0 0 L 21600 0 21600 21600 0 21600 0 0 Z N"/>
        </draw:custom-shape>
        <draw:custom-shape draw:style-name="gr51" draw:text-style-name="P14" xml:id="id23" draw:id="id23" draw:layer="layout" svg:width="4.064cm" svg:height="0.635cm" svg:x="9.25cm" svg:y="19.042cm">
          <text:p text:style-name="P6"><text:span text:style-name="T4">muldiv RS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xml:id="id24" draw:id="id24" draw:layer="layout" svg:width="2.032cm" svg:height="1.043cm" svg:x="9.25cm" svg:y="20.277cm">
          <text:p text:style-name="P6"><text:span text:style-name="T4">Multiply</text:span></text:p>
          <text:p text:style-name="P6"><text:span text:style-name="T4">Exec Unit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25" draw:id="id25" draw:layer="layout" svg:width="1.778cm" svg:height="1.043cm" svg:x="11.509cm" svg:y="20.277cm">
          <text:p text:style-name="P6"><text:span text:style-name="T4">Divide </text:span></text:p>
          <text:p text:style-name="P6"><text:span text:style-name="T4">Exec Unit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6" draw:id="id26" draw:layer="layout" svg:width="1.778cm" svg:height="0.635cm" svg:x="13.622cm" svg:y="19.042cm">
          <text:p text:style-name="P6"><text:span text:style-name="T4">FPU RS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27" draw:id="id27" draw:layer="layout" svg:width="1.778cm" svg:height="1.043cm" svg:x="13.622cm" svg:y="20.277cm">
          <text:p text:style-name="P6"><text:span text:style-name="T4">FPU </text:span></text:p>
          <text:p text:style-name="P6"><text:span text:style-name="T4">Exec Unit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8" draw:id="id28" draw:layer="layout" svg:width="3.107cm" svg:height="0.635cm" svg:x="3.209cm" svg:y="19.042cm">
          <text:p text:style-name="P6"><text:span text:style-name="T4">LSU RS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xml:id="id29" draw:id="id29" draw:layer="layout" svg:width="3.107cm" svg:height="1.778cm" svg:x="3.209cm" svg:y="20.277cm">
          <text:p text:style-name="P6"><text:span text:style-name="T4">Load Store</text:span></text:p>
          <text:p text:style-name="P6"><text:span text:style-name="T4">Unit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1.397cm" svg:height="0.635cm" svg:x="3.343cm" svg:y="21.293cm">
          <text:p text:style-name="P6"><text:span text:style-name="T3">DMMU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397cm" svg:height="0.635cm" svg:x="4.832cm" svg:y="21.293cm">
          <text:p text:style-name="P17"><text:span text:style-name="T3">D-Cache</text:span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1.397cm" svg:height="0.635cm" svg:x="3.296cm" svg:y="14.378cm">
          <text:p text:style-name="P6"><text:span text:style-name="T3">IMMU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1.397cm" svg:height="0.635cm" svg:x="4.82cm" svg:y="14.378cm">
          <text:p text:style-name="P17"><text:span text:style-name="T3">I-Cache</text:span></text:p>
          <draw:enhanced-geometry svg:viewBox="0 0 21600 21600" draw:type="rectangle" draw:enhanced-path="M 0 0 L 21600 0 21600 21600 0 21600 0 0 Z N"/>
        </draw:custom-shape>
        <draw:connector draw:style-name="gr58" draw:text-style-name="P3" draw:layer="layout" svg:x1="7.797cm" svg:y1="19.677cm" svg:x2="7.797cm" svg:y2="20.277cm" draw:start-shape="id21" draw:start-glue-point="2" draw:end-shape="id22" draw:end-glue-point="0" svg:d="M7797 19677v600" svg:viewBox="0 0 1 601">
          <text:p/>
        </draw:connector>
        <draw:connector draw:style-name="gr59" draw:text-style-name="P3" draw:layer="layout" svg:x1="11.282cm" svg:y1="19.677cm" svg:x2="10.266cm" svg:y2="20.277cm" draw:start-shape="id23" draw:start-glue-point="2" draw:end-shape="id24" draw:end-glue-point="0" svg:d="M11282 19677v299h-1016v301" svg:viewBox="0 0 1017 601">
          <text:p/>
        </draw:connector>
        <draw:connector draw:style-name="gr59" draw:text-style-name="P3" draw:layer="layout" svg:x1="11.282cm" svg:y1="19.677cm" svg:x2="12.398cm" svg:y2="20.277cm" draw:start-shape="id23" draw:start-glue-point="2" draw:end-shape="id25" draw:end-glue-point="0" svg:d="M11282 19677v299h1116v301" svg:viewBox="0 0 1117 601">
          <text:p/>
        </draw:connector>
        <draw:connector draw:style-name="gr59" draw:text-style-name="P3" draw:layer="layout" svg:x1="14.511cm" svg:y1="19.677cm" svg:x2="14.511cm" svg:y2="20.277cm" draw:start-shape="id26" draw:start-glue-point="2" draw:end-shape="id27" draw:end-glue-point="0" svg:d="M14511 19677v600" svg:viewBox="0 0 1 601">
          <text:p/>
        </draw:connector>
        <draw:connector draw:style-name="gr59" draw:text-style-name="P3" draw:layer="layout" svg:x1="4.762cm" svg:y1="19.677cm" svg:x2="4.762cm" svg:y2="20.277cm" draw:start-shape="id28" draw:start-glue-point="2" draw:end-shape="id29" draw:end-glue-point="0" svg:d="M4762 19677v600" svg:viewBox="0 0 1 601">
          <text:p/>
        </draw:connector>
        <draw:custom-shape draw:style-name="gr60" draw:text-style-name="P19" draw:layer="layout" svg:width="2.413cm" svg:height="1.016cm" svg:x="10.271cm" svg:y="16.621cm">
          <text:p text:style-name="P6"><text:span text:style-name="T4">RAT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34" draw:id="id34" draw:layer="layout" svg:width="2.286cm" svg:height="1.016cm" svg:x="13.192cm" svg:y="16.621cm">
          <text:p text:style-name="P6"><text:span text:style-name="T4">OCB</text:span></text:p>
          <draw:enhanced-geometry svg:viewBox="0 0 21600 21600" draw:type="rectangle" draw:enhanced-path="M 0 0 L 21600 0 21600 21600 0 21600 0 0 Z N"/>
        </draw:custom-shape>
        <draw:line draw:style-name="gr62" draw:text-style-name="P21" draw:layer="layout" svg:x1="1.376cm" svg:y1="14.632cm" svg:x2="3.154cm" svg:y2="14.632cm">
          <text:p text:style-name="P6"><text:span text:style-name="T1"/></text:p>
          <text:p text:style-name="P6"><text:span text:style-name="T3"/></text:p>
          <text:p text:style-name="P6"><text:span text:style-name="T3">Instructi</text:span><text:span text:style-name="T3">on</text:span></text:p>
          <text:p text:style-name="P6"><text:span text:style-name="T3">Bus</text:span></text:p>
          <text:p text:style-name="P6"><text:span text:style-name="T3">Interface</text:span></text:p>
          <text:p text:style-name="P6"><text:span text:style-name="T1"/></text:p>
        </draw:line>
        <draw:line draw:style-name="gr62" draw:text-style-name="P21" draw:layer="layout" svg:x1="1.503cm" svg:y1="21.039cm" svg:x2="3.281cm" svg:y2="21.039cm">
          <text:p text:style-name="P6"><text:span text:style-name="T1"/></text:p>
          <text:p text:style-name="P6"><text:span text:style-name="T3"/></text:p>
          <text:p text:style-name="P6"><text:span text:style-name="T3">Data</text:span></text:p>
          <text:p text:style-name="P6"><text:span text:style-name="T3">Bus</text:span></text:p>
          <text:p text:style-name="P6"><text:span text:style-name="T3">Interfa</text:span><text:span text:style-name="T3">ce</text:span></text:p>
          <text:p text:style-name="P6"><text:span text:style-name="T1"/></text:p>
        </draw:line>
        <draw:connector draw:style-name="gr59" draw:text-style-name="P3" draw:layer="layout" svg:x1="4.762cm" svg:y1="15.14cm" svg:x2="4.762cm" svg:y2="15.594cm" draw:start-shape="id30" draw:start-glue-point="2" draw:end-shape="id31" draw:end-glue-point="0" svg:d="M4762 15140v454" svg:viewBox="0 0 1 455">
          <text:p/>
        </draw:connector>
        <draw:connector draw:style-name="gr63" draw:text-style-name="P3" draw:layer="layout" svg:x1="6.35cm" svg:y1="16.102cm" svg:x2="8.556cm" svg:y2="16.621cm" draw:start-shape="id31" draw:start-glue-point="1" draw:end-shape="id32" draw:end-glue-point="0" svg:d="M6350 16102h2206v519" svg:viewBox="0 0 2207 520">
          <text:p/>
        </draw:connector>
        <draw:frame draw:style-name="gr64" draw:text-style-name="P23" draw:layer="layout" svg:width="1.632cm" svg:height="0.887cm" svg:x="3.159cm" svg:y="17.129cm">
          <draw:text-box>
            <text:p text:style-name="P22"><text:span text:style-name="T5">Decod</text:span><text:span text:style-name="T5">ed</text:span></text:p>
            <text:p text:style-name="P22"><text:span text:style-name="T5">Ops</text:span></text:p>
          </draw:text-box>
        </draw:frame>
        <draw:frame draw:style-name="gr65" draw:text-style-name="P25" draw:layer="layout" svg:width="1.742cm" svg:height="0.887cm" svg:x="6.588cm" svg:y="15.253cm">
          <draw:text-box>
            <text:p text:style-name="P24"><text:span text:style-name="T6">Regist</text:span><text:span text:style-name="T6">er</text:span></text:p>
            <text:p text:style-name="P24"><text:span text:style-name="T6">Opera</text:span><text:span text:style-name="T6">nds</text:span></text:p>
          </draw:text-box>
        </draw:frame>
        <draw:line draw:style-name="gr66" draw:text-style-name="P3" draw:layer="layout" svg:x1="6.334cm" svg:y1="15.986cm" svg:x2="11.414cm" svg:y2="15.986cm">
          <text:p/>
        </draw:line>
        <draw:line draw:style-name="gr67" draw:text-style-name="P3" draw:layer="layout" svg:x1="11.414cm" svg:y1="15.986cm" svg:x2="11.414cm" svg:y2="16.621cm">
          <text:p/>
        </draw:line>
        <draw:line draw:style-name="gr68" draw:text-style-name="P3" draw:layer="layout" svg:x1="4.683cm" svg:y1="16.621cm" svg:x2="4.683cm" svg:y2="18.399cm">
          <text:p/>
        </draw:line>
        <draw:line draw:style-name="gr69" draw:text-style-name="P3" draw:layer="layout" svg:x1="8.62cm" svg:y1="17.637cm" svg:x2="8.62cm" svg:y2="18.399cm">
          <text:p/>
        </draw:line>
        <draw:frame draw:style-name="gr65" draw:text-style-name="P27" draw:layer="layout" svg:width="1.92cm" svg:height="0.887cm" svg:x="8.339cm" svg:y="15.126cm">
          <draw:text-box>
            <text:p text:style-name="P26"><text:span text:style-name="T7">Destin</text:span><text:span text:style-name="T7">ation</text:span></text:p>
            <text:p text:style-name="P26"><text:span text:style-name="T7">Regist</text:span><text:span text:style-name="T7">er(s)</text:span></text:p>
          </draw:text-box>
        </draw:frame>
        <draw:frame draw:style-name="gr65" draw:text-style-name="P27" draw:layer="layout" svg:width="1.556cm" svg:height="0.569cm" svg:x="9.945cm" svg:y="17.798cm">
          <draw:text-box>
            <text:p text:style-name="P26"><text:span text:style-name="T7">Hazar</text:span><text:span text:style-name="T7">ds</text:span></text:p>
          </draw:text-box>
        </draw:frame>
        <draw:line draw:style-name="gr67" draw:text-style-name="P3" draw:layer="layout" svg:x1="11.414cm" svg:y1="17.637cm" svg:x2="11.414cm" svg:y2="18.399cm">
          <text:p/>
        </draw:line>
        <draw:line draw:style-name="gr70" draw:text-style-name="P3" draw:layer="layout" svg:x1="7.858cm" svg:y1="21.32cm" svg:x2="7.858cm" svg:y2="21.828cm">
          <text:p/>
        </draw:line>
        <draw:line draw:style-name="gr70" draw:text-style-name="P3" draw:layer="layout" svg:x1="10.271cm" svg:y1="21.32cm" svg:x2="10.271cm" svg:y2="21.828cm">
          <text:p/>
        </draw:line>
        <draw:line draw:style-name="gr70" draw:text-style-name="P3" draw:layer="layout" svg:x1="12.43cm" svg:y1="21.32cm" svg:x2="12.43cm" svg:y2="21.828cm">
          <text:p/>
        </draw:line>
        <draw:line draw:style-name="gr70" draw:text-style-name="P3" draw:layer="layout" svg:x1="14.589cm" svg:y1="21.32cm" svg:x2="14.589cm" svg:y2="21.828cm">
          <text:p/>
        </draw:line>
        <draw:line draw:style-name="gr70" draw:text-style-name="P3" draw:layer="layout" svg:x1="7.858cm" svg:y1="21.828cm" svg:x2="16.113cm" svg:y2="21.828cm">
          <text:p/>
        </draw:line>
        <draw:line draw:style-name="gr70" draw:text-style-name="P3" draw:layer="layout" svg:x1="16.113cm" svg:y1="21.828cm" svg:x2="16.113cm" svg:y2="16.24cm">
          <text:p/>
        </draw:line>
        <draw:line draw:style-name="gr70" draw:text-style-name="P3" draw:layer="layout" svg:x1="9.001cm" svg:y1="16.24cm" svg:x2="16.113cm" svg:y2="16.24cm">
          <text:p/>
        </draw:line>
        <draw:line draw:style-name="gr71" draw:text-style-name="P3" draw:layer="layout" svg:x1="9.001cm" svg:y1="16.24cm" svg:x2="9.001cm" svg:y2="16.621cm">
          <text:p/>
        </draw:line>
        <draw:line draw:style-name="gr71" draw:text-style-name="P3" draw:layer="layout" svg:x1="16.113cm" svg:y1="19.288cm" svg:x2="15.605cm" svg:y2="19.288cm">
          <text:p/>
        </draw:line>
        <draw:frame draw:style-name="gr72" draw:text-style-name="P28" draw:layer="layout" svg:width="3.19cm" svg:height="0.607cm" svg:x="10.002cm" svg:y="21.729cm">
          <draw:text-box>
            <text:p><text:span text:style-name="T8">Com</text:span><text:span text:style-name="T8">mon </text:span><text:span text:style-name="T8">Data </text:span><text:span text:style-name="T8">Bus</text:span></text:p>
          </draw:text-box>
        </draw:frame>
        <draw:custom-shape draw:style-name="gr73" draw:text-style-name="P29" xml:id="id33" draw:id="id33" draw:layer="layout" svg:width="2.286cm" svg:height="0.762cm" svg:x="13.192cm" svg:y="15.097cm">
          <text:p text:style-name="P6"><text:span text:style-name="T4">Insn Id Gen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4.335cm" svg:y1="15.859cm" svg:x2="14.335cm" svg:y2="16.621cm" draw:start-shape="id33" draw:start-glue-point="2" draw:end-shape="id34" draw:end-glue-point="0" svg:d="M14335 15859v762" svg:viewBox="0 0 1 763">
          <text:p/>
        </draw:connector>
        <draw:line draw:style-name="gr75" draw:text-style-name="P3" draw:layer="layout" svg:x1="14.335cm" svg:y1="15.986cm" svg:x2="11.922cm" svg:y2="15.986cm">
          <text:p/>
        </draw:line>
        <draw:line draw:style-name="gr74" draw:text-style-name="P3" draw:layer="layout" svg:x1="11.922cm" svg:y1="15.986cm" svg:x2="11.922cm" svg:y2="16.621cm">
          <text:p/>
        </draw:line>
        <draw:line draw:style-name="gr76" draw:text-style-name="P3" draw:layer="layout" svg:x1="14.362cm" svg:y1="18.399cm" svg:x2="14.362cm" svg:y2="17.637cm">
          <text:p/>
        </draw:line>
        <draw:line draw:style-name="gr74" draw:text-style-name="P3" draw:layer="layout" svg:x1="13.192cm" svg:y1="17.129cm" svg:x2="12.684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fford Horne</meta:initial-creator>
    <meta:creation-date>2019-06-18T05:39:27.219944763</meta:creation-date>
    <dc:date>2019-10-21T05:54:45.032504292</dc:date>
    <dc:creator>Stafford Horne</dc:creator>
    <meta:editing-duration>P2DT2H33M50S</meta:editing-duration>
    <meta:editing-cycles>15</meta:editing-cycles>
    <meta:generator>LibreOffice/6.2.3.2$Linux_X86_64 LibreOffice_project/20$Build-2</meta:generator>
    <meta:document-statistic meta:object-count="204"/>
  </office:meta>
</office:document-meta>
</file>